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VL Tree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Complexity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sToArray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ToArray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Roo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VLNode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Complexity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 table:style-name="Default" office:value-type="string" calcext:value-type="string">
            <text:p>getKey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etValu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etLef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etRigh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sRealNod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etHeigh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nstruct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nstructor(Virtual Node))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7:14:50.690130540</meta:creation-date>
    <dc:date>2020-11-29T17:20:53.080313498</dc:date>
    <meta:editing-duration>PT6M3S</meta:editing-duration>
    <meta:editing-cycles>1</meta:editing-cycles>
    <meta:document-statistic meta:table-count="1" meta:cell-count="52" meta:object-count="0"/>
    <meta:generator>LibreOffice/6.4.6.2$Linux_X86_64 LibreOffice_project/40$Build-2</meta:generator>
  </office:meta>
</office:document-meta>
</file>